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9cdc7" officeooo:paragraph-rsid="0009cdc7" style:font-weight-asian="bold" style:font-weight-complex="bold"/>
    </style:style>
    <style:style style:name="P2" style:family="paragraph" style:parent-style-name="Standard">
      <style:text-properties fo:font-weight="bold" officeooo:rsid="00083274" officeooo:paragraph-rsid="00083274" style:font-weight-asian="bold" style:font-weight-complex="bold"/>
    </style:style>
    <style:style style:name="P3" style:family="paragraph" style:parent-style-name="Text_20_body">
      <style:text-properties fo:font-weight="normal" officeooo:rsid="00083274" officeooo:paragraph-rsid="0009cdc7" style:font-weight-asian="normal" style:font-weight-complex="normal"/>
    </style:style>
    <style:style style:name="P4" style:family="paragraph" style:parent-style-name="Text_20_body">
      <style:text-properties fo:font-weight="normal" officeooo:rsid="00083274" style:font-weight-asian="normal" style:font-weight-complex="normal"/>
    </style:style>
    <style:style style:name="P5" style:family="paragraph" style:parent-style-name="Text_20_body">
      <style:text-properties officeooo:rsid="00083274"/>
    </style:style>
    <style:style style:name="P6" style:family="paragraph" style:parent-style-name="Text_20_body" style:list-style-name="L1">
      <style:text-properties officeooo:rsid="00083274"/>
    </style:style>
    <style:style style:name="P7" style:family="paragraph" style:parent-style-name="Text_20_body" style:list-style-name="L2">
      <style:text-properties fo:font-weight="bold" officeooo:rsid="00083274" style:font-weight-asian="bold" style:font-weight-complex="bold"/>
    </style:style>
    <style:style style:name="P8" style:family="paragraph" style:parent-style-name="Heading_20_3">
      <style:text-properties fo:font-size="12pt" fo:font-weight="bold" officeooo:rsid="00083274" officeooo:paragraph-rsid="00083274" style:font-size-asian="12pt" style:font-weight-asian="bold" style:font-size-complex="12pt" style:font-weight-complex="bold"/>
    </style:style>
    <style:style style:name="P9" style:family="paragraph" style:parent-style-name="Text_20_body" style:list-style-name="L3">
      <style:text-properties officeooo:rsid="00083274"/>
    </style:style>
    <style:style style:name="P10" style:family="paragraph" style:parent-style-name="Text_20_body" style:list-style-name="L4">
      <style:text-properties fo:font-weight="normal" officeooo:rsid="00083274" style:font-weight-asian="normal" style:font-weight-complex="normal"/>
    </style:style>
    <style:style style:name="P11" style:family="paragraph" style:parent-style-name="Heading_20_3">
      <style:text-properties fo:font-size="12pt" fo:font-weight="bold" officeooo:rsid="00083274" officeooo:paragraph-rsid="0009cdc7" style:font-size-asian="12pt" style:font-weight-asian="bold" style:font-size-complex="12pt" style:font-weight-complex="bold"/>
    </style:style>
    <style:style style:name="P12" style:family="paragraph" style:parent-style-name="Heading_20_3">
      <style:text-properties officeooo:rsid="00083274" officeooo:paragraph-rsid="0009cdc7"/>
    </style:style>
    <style:style style:name="P13" style:family="paragraph" style:parent-style-name="Text_20_body" style:list-style-name="L5">
      <style:text-properties officeooo:rsid="00083274" officeooo:paragraph-rsid="0009cdc7"/>
    </style:style>
    <style:style style:name="P14" style:family="paragraph" style:parent-style-name="Text_20_body">
      <style:text-properties officeooo:rsid="00083274" officeooo:paragraph-rsid="0009cdc7"/>
    </style:style>
    <style:style style:name="P15" style:family="paragraph" style:parent-style-name="Text_20_body" style:list-style-name="L6">
      <style:text-properties officeooo:rsid="00083274"/>
    </style:style>
    <style:style style:name="P16" style:family="paragraph" style:parent-style-name="Text_20_body" style:list-style-name="L6">
      <style:text-properties fo:font-weight="normal" officeooo:rsid="00083274" style:font-weight-asian="normal" style:font-weight-complex="normal"/>
    </style:style>
    <style:style style:name="P17" style:family="paragraph" style:parent-style-name="Heading_20_2">
      <style:text-properties fo:font-weight="normal" officeooo:rsid="00083274" officeooo:paragraph-rsid="00083274" style:font-weight-asian="normal" style:font-weight-complex="normal"/>
    </style:style>
    <style:style style:name="P18" style:family="paragraph" style:parent-style-name="Text_20_body" style:list-style-name="L7">
      <style:text-properties officeooo:rsid="00083274"/>
    </style:style>
    <style:style style:name="P19" style:family="paragraph" style:parent-style-name="Text_20_body">
      <style:text-properties fo:font-weight="normal" officeooo:rsid="00083274" officeooo:paragraph-rsid="00083274" style:font-weight-asian="normal" style:font-weight-complex="normal"/>
    </style:style>
    <style:style style:name="T1" style:family="text">
      <style:text-properties officeooo:rsid="0009cdc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cdc7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9cdc7" style:font-size-asian="12pt" style:font-weight-asian="bold" style:font-size-complex="12pt" style:font-weight-complex="bold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ing and Presenting a Digital Forensics Report</text:p>
      <text:p text:style-name="P2"/>
      <text:p text:style-name="P3"><text:span text:style-name="Strong_20_Emphasis"><text:span text:style-name="T1">Scenario</text:span></text:span></text:p>
      <text:p text:style-name="P4">You are a junior digital forensic examiner asked to investigate a suspicious USB drive connected to a company workstation. Your task is to document the evidence and prepare to testify about your findings.</text:p>
      <text:p text:style-name="P5">For the purposes of this lab, assume the following evidence has been discovered:</text:p>
      <text:list text:style-name="L1">
        <text:list-item>
          <text:p text:style-name="P6">A file named <text:span text:style-name="Source_20_Text">Autorun.inf</text:span> was found on the USB drive.</text:p>
        </text:list-item>
        <text:list-item>
          <text:p text:style-name="P6">System logs show the USB drive was mounted at 9:15 AM on <text:span text:style-name="Strong_20_Emphasis"><text:span text:style-name="T2">August 20, 2025</text:span></text:span><text:span text:style-name="T2">.</text:span></text:p>
        </text:list-item>
        <text:list-item>
          <text:p text:style-name="P6">A confidential file named <text:span text:style-name="Source_20_Text">Sales_Leads.xlsx</text:span> was copied to the USB drive.</text:p>
        </text:list-item>
        <text:list-item>
          <text:p text:style-name="P6">A hash value (SHA-256) was calculated for <text:span text:style-name="Source_20_Text">Sales_Leads.xlsx</text:span>:</text:p>
        </text:list-item>
      </text:list>
      <text:list text:style-name="L2">
        <text:list-header>
          <text:p text:style-name="P7">f8b2c2b7c4d59e3b67d0f6a2b78e12b4ffb9146e8a8c59aa9a8f3a91a3e6c432</text:p>
        </text:list-header>
      </text:list>
      <text:h text:style-name="P8" text:outline-level="3">Part 1 – Install and Set Up Autopsy</text:h>
      <text:p text:style-name="P4"><text:span text:style-name="Strong_20_Emphasis"><text:span text:style-name="T3">1. </text:span></text:span><text:span text:style-name="Strong_20_Emphasis"><text:span text:style-name="T2">Create a forensic report draft</text:span></text:span> (1–2 pages) with the following sections:</text:p>
      <text:list text:style-name="L3">
        <text:list-item>
          <text:p text:style-name="P9"><text:span text:style-name="Strong_20_Emphasis"><text:span text:style-name="T2">Abstract/Summary</text:span></text:span><text:span text:style-name="T2">: Briefly explain the purpose of the investigation and what was found.</text:span></text:p>
        </text:list-item>
        <text:list-item>
          <text:p text:style-name="P9"><text:span text:style-name="Strong_20_Emphasis"><text:span text:style-name="T2">Body of Report</text:span></text:span><text:span text:style-name="T2">: Include subsections such as “Evidence Collected,” “Methods Used,” and “Findings.”</text:span></text:p>
        </text:list-item>
        <text:list-item>
          <text:p text:style-name="P9"><text:span text:style-name="Strong_20_Emphasis"><text:span text:style-name="T2">Conclusion</text:span></text:span><text:span text:style-name="T2">: State your conclusion in 3–4 sentences.</text:span></text:p>
        </text:list-item>
        <text:list-item>
          <text:p text:style-name="P9"><text:span text:style-name="Strong_20_Emphasis"><text:span text:style-name="T2">Appendices</text:span></text:span><text:span text:style-name="T2">: Add the hash value and evidence details.</text:span></text:p>
        </text:list-item>
      </text:list>
      <text:p text:style-name="P5"><text:span text:style-name="Strong_20_Emphasis"><text:span text:style-name="T3">2. </text:span></text:span><text:span text:style-name="Strong_20_Emphasis"><text:span text:style-name="T2">Guidelines to follow</text:span></text:span><text:span text:style-name="T2">:</text:span></text:p>
      <text:list text:style-name="L4">
        <text:list-item>
          <text:p text:style-name="P10">Use clear, objective language.</text:p>
        </text:list-item>
        <text:list-item>
          <text:p text:style-name="P10">Avoid personal opinions.</text:p>
        </text:list-item>
        <text:list-item>
          <text:p text:style-name="P10">Format headings and subheadings consistently.</text:p>
        </text:list-item>
      </text:list>
      <text:h text:style-name="P11" text:outline-level="3"><text:soft-page-break/></text:h>
      <text:h text:style-name="P11" text:outline-level="3"/>
      <text:h text:style-name="P12" text:outline-level="3"><text:span text:style-name="T4">Part 2 – </text:span><text:span text:style-name="T5">Testimony Practice </text:span></text:h>
      <text:h text:style-name="P12" text:outline-level="3"><text:span text:style-name="Emphasis"><text:span text:style-name="Strong_20_Emphasis"><text:span text:style-name="T6">Witness Role (Fact vs. Expert)</text:span></text:span></text:span></text:h>
      <text:list xml:id="list2105330935" text:style-name="L5">
        <text:list-item>
          <text:p text:style-name="P13">Identify whether your role is more suited as a fact witness or an expert witness in this case. Write 3–4 sentences explaining why.</text:p>
        </text:list-item>
      </text:list>
      <text:p text:style-name="P14"><text:span text:style-name="Strong_20_Emphasis"><text:span text:style-name="T3">2. </text:span></text:span><text:span text:style-name="Strong_20_Emphasis"><text:span text:style-name="T2">Attorney Q&amp;A Simulation</text:span></text:span></text:p>
      <text:list text:continue-list="list2105330935" text:style-name="L6">
        <text:list-item>
          <text:p text:style-name="P15"><text:span text:style-name="T2">Write down </text:span><text:span text:style-name="Strong_20_Emphasis"><text:span text:style-name="T2">five potential questions</text:span></text:span><text:span text:style-name="T2"> you might be asked in court.</text:span></text:p>
        </text:list-item>
        <text:list-item>
          <text:p text:style-name="P15"><text:span text:style-name="T2">Provide </text:span><text:span text:style-name="Strong_20_Emphasis"><text:span text:style-name="T2">sample answers</text:span></text:span><text:span text:style-name="T2"> in your own words.</text:span></text:p>
        </text:list-item>
        <text:list-item>
          <text:p text:style-name="P16">Example:</text:p>
          <text:list>
            <text:list-item>
              <text:p text:style-name="P15"><text:span text:style-name="Emphasis"><text:span text:style-name="T2">Question:</text:span></text:span><text:span text:style-name="T2"> How do you know the file copied to the USB was not altered?</text:span></text:p>
            </text:list-item>
            <text:list-item>
              <text:p text:style-name="P15"><text:span text:style-name="Emphasis"><text:span text:style-name="T2">Answer:</text:span></text:span><text:span text:style-name="T2"> I verified the integrity of the file by calculating its SHA-256 hash value and confirming it matched throughout the analysis process.</text:span></text:p>
            </text:list-item>
          </text:list>
        </text:list-item>
      </text:list>
      <text:h text:style-name="P17" text:outline-level="2"><text:span text:style-name="Emphasis"><text:span text:style-name="T7">Deliverables</text:span></text:span></text:h>
      <text:list text:style-name="L7">
        <text:list-item>
          <text:p text:style-name="P18">A 1–2 page forensic report (Word or PDF).</text:p>
        </text:list-item>
        <text:list-item>
          <text:p text:style-name="P18">A separate section with your testimony preparation answers.</text:p>
        </text:list-item>
      </text:list>
      <text:p text:style-name="P19"><text:span text:style-name="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83274" officeooo:paragraph-rsid="00083274"/>
    </style:style>
    <style:style style:name="MT1" style:family="text">
      <style:text-properties officeooo:rsid="0009cd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SFI 202</text:p>
        <text:p text:style-name="MP1">Lab <text:span text:style-name="MT1">2</text:span></text:p>
        <text:p text:style-name="MP1">Due Date: 09/0<text:span text:style-name="MT1">4</text:span>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23:26:37.641309938</meta:creation-date>
    <dc:date>2025-08-28T02:16:37.889866898</dc:date>
    <meta:editing-duration>PT9M37S</meta:editing-duration>
    <meta:editing-cycles>2</meta:editing-cycles>
    <meta:generator>LibreOffice/25.2.5.2$Linux_X86_64 LibreOffice_project/fb4792146257752f54eab576deb869869b108571</meta:generator>
    <meta:document-statistic meta:table-count="0" meta:image-count="0" meta:object-count="0" meta:page-count="2" meta:paragraph-count="34" meta:word-count="315" meta:character-count="1893" meta:non-whitespace-character-count="1633"/>
  </office:meta>
</office:document-meta>
</file>